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A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bf515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fdbff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eb58a" officeooo:paragraph-rsid="000eb58a" style:font-size-asian="7pt" style:font-style-asian="italic" style:font-weight-asian="bold" style:font-size-complex="8pt" style:font-style-complex="italic" style:font-weight-complex="bold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7" style:family="paragraph" style:parent-style-name="Standard">
      <style:paragraph-properties fo:line-height="0.564cm" fo:text-align="justify" style:justify-single-word="false" style:snap-to-layout-grid="false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29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0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07c84f" style:font-size-asian="7pt" style:font-size-complex="8pt"/>
    </style:style>
    <style:style style:name="P3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307e5" style:font-size-asian="8pt" style:font-size-complex="8pt"/>
    </style:style>
    <style:style style:name="P32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09b3ae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fo:font-size="8pt" officeooo:rsid="001307e5" style:font-size-asian="8pt" style:font-size-complex="8pt"/>
    </style:style>
    <style:style style:name="T6" style:family="text">
      <style:text-properties officeooo:rsid="000a3e1b"/>
    </style:style>
    <style:style style:name="T7" style:family="text">
      <style:text-properties officeooo:rsid="000bf515"/>
    </style:style>
    <style:style style:name="T8" style:family="text">
      <style:text-properties officeooo:rsid="000d8764"/>
    </style:style>
    <style:style style:name="T9" style:family="text">
      <style:text-properties officeooo:rsid="000eb58a"/>
    </style:style>
    <style:style style:name="T10" style:family="text">
      <style:text-properties officeooo:rsid="000fdbff"/>
    </style:style>
    <style:style style:name="T11" style:family="text">
      <style:text-properties style:font-size-asian="7pt"/>
    </style:style>
    <style:style style:name="T12" style:family="text">
      <style:text-properties officeooo:rsid="000a3e1b" style:font-size-asian="7pt"/>
    </style:style>
    <style:style style:name="T13" style:family="text">
      <style:text-properties officeooo:rsid="001307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5"><text:span text:style-name="T13">24</text:span>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13">1</text:span> d<text:span text:style-name="T6">e </text:span><text:span text:style-name="T13">des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6">Activitats realitzades en l’empresa</text:p>
          </table:table-cell>
          <table:table-cell table:style-name="Taula2.A1" office:value-type="string">
            <text:p text:style-name="P17"/>
          </table:table-cell>
          <table:table-cell table:style-name="Taula2.A1" office:value-type="string">
            <text:p text:style-name="P17">Hores</text:p>
          </table:table-cell>
        </table:table-row>
        <table:table-row table:style-name="Taula2.2">
          <table:table-cell table:style-name="Taula2.A2" office:value-type="string">
            <text:p text:style-name="P19">Desenvolupant tota la integració de la característica especia de l’API meteorológica amb l’hotel.</text:p>
            <text:p text:style-name="P19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6"><text:span text:style-name="T7">3</text:span><text:span text:style-name="T9">1</text:span>h (<text:span text:style-name="T7">4</text:span> dies)</text:p>
          </table:table-cell>
        </table:table-row>
        <table:table-row table:style-name="Taula2.2">
          <table:table-cell table:style-name="Taula2.A2" office:value-type="string">
            <text:p text:style-name="P25">Pont de Dijous Bo (dijous y divendres festa, dijous pel centre y divendres en Inca)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1">Muntatge de pantalles a l'empresa, fent tasques de sistemes de muntatge i manteniment de pc.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><text:span text:style-name="T9">6</text:span>h</text:p>
          </table:table-cell>
        </table:table-row>
        <table:table-row table:style-name="Taula2.2">
          <table:table-cell table:style-name="Taula2.A2" office:value-type="string">
            <text:p text:style-name="P30">Desenvolupament del gestor de traducció CMS proposat per Homerti per al projecte i el consum,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1">programant tota la funcionalitat principal de frontend i backend com a fullstack i fent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la integració amb l'empresa i els seus sistemes de vacalia intranet i altres, fusionant-ho mitjançant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webservices de manera segura i òptim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><text:span text:style-name="T9">10</text:span>h</text:p>
          </table:table-cell>
        </table:table-row>
        <table:table-row table:style-name="Taula2.2">
          <table:table-cell table:style-name="Taula2.A2" office:value-type="string">
            <text:p text:style-name="P21">Finalització del CMS, optimitzant codi de forma segura amb modes de desplegament i en el seu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corresponent hosting de sistemes de lempresa, propi emmagatzematge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><text:span text:style-name="T7">8</text:span>h</text:p>
          </table:table-cell>
        </table:table-row>
        <table:table-row table:style-name="Taula2.2">
          <table:table-cell table:style-name="Taula2.A2" office:value-type="string">
            <text:p text:style-name="P18">Optimitzant i testejant la web de l'Hotel del projecte, a més de més refactoritza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<text:span text:style-name="T9">8</text:span>h</text:p>
          </table:table-cell>
        </table:table-row>
        <table:table-row table:style-name="Taula2.2">
          <table:table-cell table:style-name="Taula2.A2" office:value-type="string">
            <text:p text:style-name="P23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2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4">79h</text:p>
          </table:table-cell>
        </table:table-row>
      </table:table>
      <text:h text:style-name="P32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8"><text:span text:style-name="T3">Aquestes </text:span><text:span text:style-name="T5">últimes </text:span><text:span text:style-name="T3">2 setmanes de les FCT han sigut molt productives y amb molt</text:span><text:span text:style-name="T4">ísima feina</text:span><text:span text:style-name="T3">, </text:span><text:span text:style-name="T5">el sprint final,</text:span></text:p>
          </table:table-cell>
        </table:table-row>
        <table:table-row table:style-name="Taula3.1">
          <table:table-cell table:style-name="Taula3.A2" office:value-type="string">
            <text:p text:style-name="P31">he après <text:span text:style-name="T13">maneres</text:span> ben <text:span text:style-name="T10">i</text:span><text:span text:style-name="T6">nteressant</text:span><text:span text:style-name="T10">s</text:span><text:span text:style-name="T6"> de desenvolupar web amb Laravel y Vue</text:span>, a més <text:span text:style-name="T6">de React, Vite,</text:span></text:p>
          </table:table-cell>
        </table:table-row>
        <table:table-row table:style-name="Taula3.1">
          <table:table-cell table:style-name="Taula3.A1" office:value-type="string">
            <text:p text:style-name="P20"><text:span text:style-name="T6">y ExpressJS en fullstack</text:span>, he après noves <text:span text:style-name="T13">maneres</text:span><text:span text:style-name="T12"> de treballar a una empresa de </text:span><text:span text:style-name="T11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2">d’empresa amb bones pràctiques y treball <text:span text:style-name="T6">en equip.</text:span></text:p>
          </table:table-cell>
        </table:table-row>
      </table:table>
      <text:p text:style-name="P9">L’alumne</text:p>
      <text:p text:style-name="P2"/>
      <text:p text:style-name="P3">Fernando Gonz<text:span text:style-name="T10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7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307e5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0-26T15:45:27.058000000</dc:date>
    <meta:editing-cycles>17</meta:editing-cycles>
    <meta:editing-duration>P23DT23H22M4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41" meta:word-count="262" meta:character-count="1636" meta:non-whitespace-character-count="1411"/>
  </office:meta>
</office:document-meta>
</file>